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</office:automatic-styles>
  <office:body>
    <office:text text:use-soft-page-breaks="true">
      <text:p text:style-name="P1">Cahier des charges ECVB.club<text:s/></text:p>
      <text:p text:style-name="Normal"/>
      <text:list text:style-name="LFO1" text:continue-numbering="true">
        <text:list-item>
          <text:p text:style-name="P2">Possibilité pour la modération d’ajouter des actualités, des résultats, des infos au calendrier</text:p>
        </text:list-item>
        <text:list-item>
          <text:p text:style-name="P3">Accueil avec actualités (avec photos)</text:p>
        </text:list-item>
        <text:list-item>
          <text:p text:style-name="P4">Calendrier des courses</text:p>
          <text:list text:continue-numbering="true">
            <text:list-item>
              <text:p text:style-name="P5">Régionales</text:p>
            </text:list-item>
            <text:list-item>
              <text:p text:style-name="P6">Organisées par le club</text:p>
            </text:list-item>
          </text:list>
        </text:list-item>
        <text:list-item>
          <text:p text:style-name="P7">Résultats<text:s/></text:p>
        </text:list-item>
        <text:list-item>
          <text:p text:style-name="P8">Galeries</text:p>
          <text:list text:continue-numbering="true">
            <text:list-item>
              <text:p text:style-name="P9">Photos (possibilité pour les utilisateurs avec un compte d’ajouter des photos et des vidéos ou des albums photo et vidéo)</text:p>
            </text:list-item>
            <text:list-item>
              <text:p text:style-name="P10">Sponsors</text:p>
            </text:list-item>
          </text:list>
        </text:list-item>
        <text:list-item>
          <text:p text:style-name="P11">Bandeau</text:p>
          <text:list text:continue-numbering="true">
            <text:list-item>
              <text:p text:style-name="P12">Ecole de vélo</text:p>
              <text:list text:continue-numbering="true">
                <text:list-item>
                  <text:p text:style-name="P13">Educateurs</text:p>
                </text:list-item>
                <text:list-item>
                  <text:p text:style-name="P14">Horaires d’entraînements</text:p>
                </text:list-item>
                <text:list-item>
                  <text:p text:style-name="P15">Lien vers licence.ffc.fr (prendre une<text:s/>licence)</text:p>
                </text:list-item>
              </text:list>
            </text:list-item>
            <text:list-item>
              <text:p text:style-name="P16">Team Ardennes Cyclisme</text:p>
              <text:list text:continue-numbering="true">
                <text:list-item>
                  <text:p text:style-name="P17">Infos du team</text:p>
                </text:list-item>
                <text:list-item>
                  <text:p text:style-name="P18">Lien vers la page Facebook du team</text:p>
                </text:list-item>
                <text:list-item>
                  <text:p text:style-name="P19">Candidatures pour rejoindre le team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laume Delcourt</meta:initial-creator>
    <dc:creator>GUILLAUME DELCOURT</dc:creator>
    <meta:creation-date>2023-10-22T16:58:00Z</meta:creation-date>
    <dc:date>2023-10-29T13:16:00Z</dc:date>
    <meta:template xlink:href="Normal" xlink:type="simple"/>
    <meta:editing-cycles>3</meta:editing-cycles>
    <meta:editing-duration>PT0S</meta:editing-duration>
    <meta:document-statistic meta:page-count="1" meta:paragraph-count="1" meta:word-count="90" meta:character-count="585" meta:row-count="4" meta:non-whitespace-character-count="496"/>
  </office:meta>
</office:document-meta>
</file>